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Dzięki Ci Panie za Ciało Twe i Krew,</text:span><text:span text:style-name="T1"><text:line-break/></text:span><text:span text:style-name="T1">Za dary nieskończone wielbimy Cię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Chwalimy Cię Wszechmocny za dary Twe nieskończone,</text:span><text:span text:style-name="T1"><text:line-break/></text:span><text:span text:style-name="T1">Za Ciało i Twoją Krew</text:span><text:span text:style-name="T1"><text:line-break/></text:span><text:span text:style-name="T1">Przebacz w swojej dobroci tym, co Ciebie niegodni</text:span><text:span text:style-name="T1"><text:line-break/></text:span><text:span text:style-name="T1">Kiedy do Twego stołu się zbliżam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Dzięki Ci Panie za Ciało Twe i Krew,</text:span><text:span text:style-name="T1"><text:line-break/></text:span><text:span text:style-name="T1">Za dary nieskończone wielbimy Cię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Przebacz, żeś hojny i wierny</text:span><text:span text:style-name="T1"><text:line-break/></text:span><text:span text:style-name="T1">Uwolnij z więzów grzechu</text:span><text:span text:style-name="T1"><text:line-break/></text:span><text:span text:style-name="T1">Byśmy się odmienili</text:span><text:span text:style-name="T1"><text:line-break/></text:span><text:span text:style-name="T1">Przez Tajemnice Najświętsz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Dzięki Ci Panie za Ciało Twe i Krew,</text:span><text:span text:style-name="T1"><text:line-break/></text:span><text:span text:style-name="T1">Za dary nieskończone wielbimy Cię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Niechaj przestworem spłynie z gwiazd </text:span><text:span text:style-name="T1"><text:line-break/></text:span><text:span text:style-name="T1">Anioł Twój miły</text:span><text:span text:style-name="T1"><text:line-break/></text:span><text:span text:style-name="T1">Oczyści i uleczy nasze serca i ciał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owiedzie za sprawą tajemnicy </text:span><text:span text:style-name="T1"><text:line-break/></text:span><text:span text:style-name="T1">na same szczyty nieba</text:span><text:span text:style-name="T1"><text:line-break/></text:span><text:span text:style-name="T1">A tu, na ziemi ratuje obrona Twoja potężn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Dzięki Ci Panie za Ciało Twe i Krew,</text:span><text:span text:style-name="T1"><text:line-break/></text:span><text:span text:style-name="T1">Za dary nieskończone wielbimy Cię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Spojrzyj łaskawie Stwórco na nas znikomych i słabych</text:span><text:span text:style-name="T1"><text:line-break/></text:span><text:span text:style-name="T1">Ocal Dobry Pasterzu owce na swojej łą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Tyś życie nam przywrócił wbrew nieprzyjacielowi</text:span><text:span text:style-name="T1"><text:line-break/></text:span><text:span text:style-name="T1">I wzmacniasz już na zawsze Siebie dając nam Pani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Dzięki Ci Panie za Ciało Twe i Krew,</text:span><text:span text:style-name="T1"><text:line-break/></text:span><text:span text:style-name="T1">Za dary nieskończone wielbimy Cię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5. Spraw to Ojcze Wszechmocny </text:span><text:span text:style-name="T1"><text:line-break/></text:span><text:span text:style-name="T1">w dobroci swej niezmiernej</text:span><text:span text:style-name="T1"><text:line-break/></text:span><text:span text:style-name="T1">Byśmy się stali jedno</text:span><text:span text:style-name="T1"><text:line-break/></text:span><text:span text:style-name="T1">Z Tobą, Chrystusem i Duchem</text:span><text:span text:style-name="T1"><text:line-break/></text:span><text:span text:style-name="T1">Ty, coś w Trójcy jedyn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Dzięki Ci Panie za Ciało Twe i Krew,</text:span><text:span text:style-name="T1"><text:line-break/></text:span><text:span text:style-name="T1">Za dary nieskończone wielbimy Cię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6-07T17:05:21</meta:creation-date>
    <dc:date>2017-04-02T18:14:28.44</dc:date>
    <dc:language>pl-PL</dc:language>
    <meta:editing-cycles>19</meta:editing-cycles>
    <meta:editing-duration>PT56M19S</meta:editing-duration>
    <dc:creator>Woda Życia</dc:creator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